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000000" officeooo:paragraph-rsid="000eb26d"/>
    </style:style>
    <style:style style:name="P2" style:family="paragraph" style:parent-style-name="Standard" style:list-style-name="L1">
      <style:text-properties fo:color="#000000" officeooo:paragraph-rsid="000eb26d" fo:background-color="#ffffff"/>
    </style:style>
    <style:style style:name="P3" style:family="paragraph" style:parent-style-name="Standard" style:list-style-name="L1">
      <style:text-properties fo:color="#000000" fo:font-weight="bold" officeooo:rsid="000eb26d" officeooo:paragraph-rsid="000eb26d" style:font-weight-asian="bold" style:font-weight-complex="bold"/>
    </style:style>
    <style:style style:name="P4" style:family="paragraph" style:parent-style-name="Standard" style:list-style-name="L1">
      <style:text-properties fo:color="#009933" officeooo:paragraph-rsid="000eb26d"/>
    </style:style>
    <style:style style:name="P5" style:family="paragraph" style:parent-style-name="Standard" style:list-style-name="L1">
      <style:text-properties fo:color="#009933" officeooo:rsid="000eb26d" officeooo:paragraph-rsid="000eb26d" fo:background-color="#ffffff"/>
    </style:style>
    <style:style style:name="P6" style:family="paragraph" style:parent-style-name="Standard" style:list-style-name="L1">
      <style:text-properties fo:color="#009933" officeooo:rsid="001038ef" officeooo:paragraph-rsid="001038ef"/>
    </style:style>
    <style:style style:name="P7" style:family="paragraph" style:parent-style-name="Standard" style:list-style-name="L1">
      <style:text-properties fo:color="#ff0000" officeooo:paragraph-rsid="000eb26d" fo:background-color="#ffffff"/>
    </style:style>
    <style:style style:name="P8" style:family="paragraph" style:parent-style-name="Standard" style:list-style-name="L1">
      <style:text-properties fo:color="#996600" officeooo:paragraph-rsid="000eb26d" fo:background-color="#ffffff"/>
    </style:style>
    <style:style style:name="P9" style:family="paragraph" style:parent-style-name="Standard" style:list-style-name="L1">
      <style:text-properties fo:color="#996600" officeooo:rsid="000eb26d" officeooo:paragraph-rsid="000eb26d" fo:background-color="#ffffff"/>
    </style:style>
    <style:style style:name="P10" style:family="paragraph" style:parent-style-name="Standard" style:list-style-name="L1">
      <style:text-properties fo:color="#3465a4" officeooo:paragraph-rsid="0009d029"/>
    </style:style>
    <style:style style:name="P11" style:family="paragraph" style:parent-style-name="Standard" style:list-style-name="L1">
      <style:text-properties fo:color="#3465a4" officeooo:paragraph-rsid="00092809" fo:background-color="#ffffff"/>
    </style:style>
    <style:style style:name="P12" style:family="paragraph" style:parent-style-name="Standard" style:list-style-name="L1">
      <style:text-properties fo:color="#aea79f" officeooo:paragraph-rsid="000a3655"/>
    </style:style>
    <style:style style:name="P13" style:family="paragraph" style:parent-style-name="Standard" style:list-style-name="L1">
      <style:text-properties fo:color="#aea79f" officeooo:rsid="000a3655" officeooo:paragraph-rsid="000a3655"/>
    </style:style>
    <style:style style:name="P14" style:family="paragraph" style:parent-style-name="Standard" style:list-style-name="L1">
      <style:text-properties fo:color="#7e0021" officeooo:rsid="000a3655"/>
    </style:style>
    <style:style style:name="P15" style:family="paragraph" style:parent-style-name="Standard" style:list-style-name="L1">
      <style:text-properties fo:color="#7e0021" officeooo:rsid="000a3655" officeooo:paragraph-rsid="000a3655"/>
    </style:style>
    <style:style style:name="P16" style:family="paragraph" style:parent-style-name="Standard" style:list-style-name="L1">
      <style:text-properties fo:color="#7e0021"/>
    </style:style>
    <style:style style:name="P17" style:family="paragraph" style:parent-style-name="Standard" style:list-style-name="L1">
      <style:text-properties fo:color="#7e0021" officeooo:rsid="000f7a58" officeooo:paragraph-rsid="000f7a58"/>
    </style:style>
    <style:style style:name="P18" style:family="paragraph" style:parent-style-name="Standard">
      <style:text-properties fo:color="#111111" officeooo:rsid="000f7a58" officeooo:paragraph-rsid="000f7a58" fo:background-color="#ffffff"/>
    </style:style>
    <style:style style:name="P19" style:family="paragraph" style:parent-style-name="Standard">
      <style:text-properties fo:color="#111111" officeooo:paragraph-rsid="00092809"/>
    </style:style>
    <style:style style:name="P20" style:family="paragraph" style:parent-style-name="Standard" style:list-style-name="L1">
      <style:text-properties fo:color="#b2b2b2" officeooo:paragraph-rsid="000f7a58"/>
    </style:style>
    <style:style style:name="P21" style:family="paragraph" style:parent-style-name="Standard" style:list-style-name="L1">
      <style:text-properties fo:color="#b2b2b2" officeooo:paragraph-rsid="0010e27a"/>
    </style:style>
    <style:style style:name="P22" style:family="paragraph" style:parent-style-name="Text_20_body">
      <style:text-properties fo:color="#663333"/>
    </style:style>
    <style:style style:name="P23" style:family="paragraph" style:parent-style-name="Text_20_body" style:list-style-name="L1">
      <style:paragraph-properties fo:margin-top="0in" fo:margin-bottom="0in" loext:contextual-spacing="false" fo:line-height="95%" fo:text-align="start" style:justify-single-word="false"/>
      <style:text-properties fo:color="#000000" officeooo:rsid="000f7a58" officeooo:paragraph-rsid="000f7a58" fo:background-color="#ffffff"/>
    </style:style>
    <style:style style:name="P24" style:family="paragraph" style:parent-style-name="Text_20_body" style:list-style-name="L1">
      <style:paragraph-properties fo:margin-top="0in" fo:margin-bottom="0in" loext:contextual-spacing="false" fo:line-height="95%" fo:text-align="start" style:justify-single-word="false"/>
      <style:text-properties fo:color="#7e0021" officeooo:paragraph-rsid="000ae0e8"/>
    </style:style>
    <style:style style:name="P25" style:family="paragraph" style:parent-style-name="Text_20_body" style:list-style-name="L1">
      <style:paragraph-properties fo:margin-top="0in" fo:margin-bottom="0in" loext:contextual-spacing="false" fo:line-height="95%" fo:text-align="start" style:justify-single-word="false"/>
      <style:text-properties fo:color="#ffd320" officeooo:paragraph-rsid="000ae0e8"/>
    </style:style>
    <style:style style:name="P26" style:family="paragraph" style:parent-style-name="Text_20_body" style:list-style-name="L1">
      <style:paragraph-properties fo:margin-top="0in" fo:margin-bottom="0in" loext:contextual-spacing="false" fo:line-height="95%" fo:text-align="start" style:justify-single-word="false"/>
      <style:text-properties fo:color="#ffd320" officeooo:paragraph-rsid="000bea5b"/>
    </style:style>
    <style:style style:name="P27" style:family="paragraph" style:parent-style-name="Text_20_body" style:list-style-name="L1">
      <style:paragraph-properties fo:margin-top="0in" fo:margin-bottom="0in" loext:contextual-spacing="false" fo:line-height="95%" fo:text-align="start" style:justify-single-word="false"/>
      <style:text-properties fo:color="#ffd320" officeooo:rsid="000f7a58" officeooo:paragraph-rsid="000f7a58"/>
    </style:style>
    <style:style style:name="P28" style:family="paragraph" style:parent-style-name="Text_20_body" style:list-style-name="L1">
      <style:paragraph-properties fo:margin-top="0in" fo:margin-bottom="0in" loext:contextual-spacing="false" fo:line-height="95%" fo:text-align="start" style:justify-single-word="false"/>
      <style:text-properties fo:color="#ffd320" officeooo:rsid="000f7a58" officeooo:paragraph-rsid="000f7a58" fo:background-color="#ffffff"/>
    </style:style>
    <style:style style:name="P29" style:family="paragraph" style:parent-style-name="Text_20_body" style:list-style-name="L1">
      <style:paragraph-properties fo:margin-top="0in" fo:margin-bottom="0in" loext:contextual-spacing="false" fo:line-height="95%" fo:text-align="start" style:justify-single-word="false"/>
      <style:text-properties fo:color="#663333" officeooo:paragraph-rsid="000f7a58" fo:background-color="#ffffff"/>
    </style:style>
    <style:style style:name="P30" style:family="paragraph" style:parent-style-name="Text_20_body" style:list-style-name="L1">
      <style:paragraph-properties fo:margin-top="0in" fo:margin-bottom="0in" loext:contextual-spacing="false" fo:line-height="95%" fo:text-align="start" style:justify-single-word="false"/>
      <style:text-properties fo:color="#990099" officeooo:rsid="000f7a58" officeooo:paragraph-rsid="000f7a58" fo:background-color="#ffffff"/>
    </style:style>
    <style:style style:name="P31" style:family="paragraph" style:parent-style-name="Text_20_body" style:list-style-name="L1">
      <style:paragraph-properties fo:margin-top="0in" fo:margin-bottom="0in" loext:contextual-spacing="false" fo:line-height="95%" fo:text-align="start" style:justify-single-word="false"/>
      <style:text-properties fo:color="#990099" officeooo:paragraph-rsid="000f7a58" fo:background-color="#ffffff"/>
    </style:style>
    <style:style style:name="T1" style:family="text">
      <style:text-properties officeooo:rsid="00092809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0eb26d" fo:background-color="#ffffff" loext:char-shading-value="0"/>
    </style:style>
    <style:style style:name="T4" style:family="text">
      <style:text-properties officeooo:rsid="000f7a58" fo:background-color="#ffffff" loext:char-shading-value="0"/>
    </style:style>
    <style:style style:name="T5" style:family="text">
      <style:text-properties fo:color="#000000"/>
    </style:style>
    <style:style style:name="T6" style:family="text">
      <style:text-properties fo:color="#000000" fo:background-color="#ffffff" loext:char-shading-value="0"/>
    </style:style>
    <style:style style:name="T7" style:family="text">
      <style:text-properties fo:color="#000000" officeooo:rsid="000eb26d" fo:background-color="#ffffff" loext:char-shading-value="0"/>
    </style:style>
    <style:style style:name="T8" style:family="text">
      <style:text-properties fo:color="#000000" officeooo:rsid="0010e27a" fo:background-color="#ffffff" loext:char-shading-value="0"/>
    </style:style>
    <style:style style:name="T9" style:family="text">
      <style:text-properties fo:color="#000000" officeooo:rsid="000eb26d"/>
    </style:style>
    <style:style style:name="T10" style:family="text">
      <style:text-properties fo:color="#000000" officeooo:rsid="001038ef"/>
    </style:style>
    <style:style style:name="T11" style:family="text">
      <style:text-properties fo:color="#000000" officeooo:rsid="0010e27a"/>
    </style:style>
    <style:style style:name="T12" style:family="text">
      <style:text-properties fo:color="#000000" officeooo:rsid="0010f99c"/>
    </style:style>
    <style:style style:name="T13" style:family="text">
      <style:text-properties fo:color="#000000" officeooo:rsid="0012aae1"/>
    </style:style>
    <style:style style:name="T14" style:family="text">
      <style:text-properties officeooo:rsid="0009d029"/>
    </style:style>
    <style:style style:name="T15" style:family="text">
      <style:text-properties style:text-position="super 58%"/>
    </style:style>
    <style:style style:name="T16" style:family="text">
      <style:text-properties style:text-position="super 58%" officeooo:rsid="001038ef"/>
    </style:style>
    <style:style style:name="T17" style:family="text">
      <style:text-properties officeooo:rsid="000ae0e8"/>
    </style:style>
    <style:style style:name="T18" style:family="text">
      <style:text-properties fo:color="#aea79f" fo:background-color="#ffffff" loext:char-shading-value="0"/>
    </style:style>
    <style:style style:name="T19" style:family="text">
      <style:text-properties fo:color="#aea79f" officeooo:rsid="000a3655" fo:background-color="#ffffff" loext:char-shading-value="0"/>
    </style:style>
    <style:style style:name="T20" style:family="text">
      <style:text-properties fo:color="#aea79f" officeooo:rsid="0010e27a" fo:background-color="#ffffff" loext:char-shading-value="0"/>
    </style:style>
    <style:style style:name="T21" style:family="text">
      <style:text-properties officeooo:rsid="000eb26d"/>
    </style:style>
    <style:style style:name="T22" style:family="text">
      <style:text-properties fo:color="#ff0000"/>
    </style:style>
    <style:style style:name="T23" style:family="text">
      <style:text-properties fo:color="#ff0000" officeooo:rsid="000eb26d" fo:background-color="#ffffff" loext:char-shading-value="0"/>
    </style:style>
    <style:style style:name="T24" style:family="text">
      <style:text-properties fo:color="#ff0000" officeooo:rsid="000eb26d"/>
    </style:style>
    <style:style style:name="T25" style:family="text">
      <style:text-properties officeooo:rsid="000f7a58"/>
    </style:style>
    <style:style style:name="T26" style:family="text">
      <style:text-properties fo:color="#3465a4"/>
    </style:style>
    <style:style style:name="T27" style:family="text">
      <style:text-properties officeooo:rsid="001038ef"/>
    </style:style>
    <style:style style:name="T28" style:family="text">
      <style:text-properties style:text-position="0% 100%"/>
    </style:style>
    <style:style style:name="T29" style:family="text">
      <style:text-properties officeooo:rsid="0010e27a"/>
    </style:style>
    <style:style style:name="T30" style:family="text">
      <style:text-properties officeooo:rsid="0010f99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7158377068634589" text:style-name="L1">
        <text:list-header>
          <text:p text:style-name="P3">U.S.:</text:p>
        </text:list-header>
        <text:list-item>
          <text:p text:style-name="P1"><text:span text:style-name="T21"><text:s/></text:span><text:span text:style-name="T24">An average person in the U.S.</text:span><text:span text:style-name="T23"> eats 35 tons of food in a lifetime.</text:span></text:p>
        </text:list-item>
        <text:list-item>
          <text:p text:style-name="P7"><text:span text:style-name="T21">49% of U.S. Adults eat one sandwich a day.</text:span></text:p>
        </text:list-item>
        <text:list-item>
          <text:p text:style-name="P7">Since 2015, throwing away food is illegal in Seattle.</text:p>
        </text:list-item>
        <text:list-item>
          <text:p text:style-name="P2"><text:span text:style-name="T22">California is the world's</text:span> <text:span text:style-name="T27">1st</text:span> <text:span text:style-name="T27">(5</text:span><text:span text:style-name="T16">th</text:span><text:span text:style-name="T27">) </text:span><text:span text:style-name="T22">largest supplier of food.</text:span></text:p>
        </text:list-item>
        <text:list-item>
          <text:p text:style-name="P7"><text:span text:style-name="T21">In the U.S., as much as 40% of produce grown is never sold or eaten because it is too </text:span><text:span text:style-name="T9">big</text:span><text:span text:style-name="T10">(ugly)</text:span></text:p>
          <text:p text:style-name="P9">JAPAN:</text:p>
        </text:list-item>
        <text:list-item>
          <text:p text:style-name="P8">Late-night dancing was illegal in Japan until 2015.</text:p>
        </text:list-item>
        <text:list-item>
          <text:p text:style-name="P8">Japan suffers 1,500 earthquakes every year.</text:p>
        </text:list-item>
        <text:list-item>
          <text:p text:style-name="P8">Japan has more than 50,000 people who are <text:span text:style-name="T10">under(</text:span><text:span text:style-name="T5">over</text:span><text:span text:style-name="T10">)</text:span> 100 years old.</text:p>
        </text:list-item>
        <text:list-item>
          <text:p text:style-name="P8">Japan consists of over 6,800 islands.</text:p>
        </text:list-item>
        <text:list-item>
          <text:p text:style-name="P9">In Japan there ar<text:span text:style-name="T14">e </text:span>more pets than <text:span text:style-name="T10">vegetab</text:span><text:span text:style-name="T13">s</text:span><text:span text:style-name="T10">les(</text:span><text:span text:style-name="T5">children</text:span><text:span text:style-name="T10">)</text:span><text:span text:style-name="T5">.</text:span></text:p>
          <text:p text:style-name="P5">INDIA:</text:p>
        </text:list-item>
        <text:list-item>
          <text:p text:style-name="P4">According to Indian food theory, there are six different tastes: sweet, sour, salty, spicy, bitter, and astringent<text:span text:style-name="T1"> </text:span></text:p>
        </text:list-item>
        <text:list-item>
          <text:p text:style-name="P4">India consumes 50% of the world’s whiskey</text:p>
        </text:list-item>
        <text:list-item>
          <text:p text:style-name="P4"><text:span text:style-name="T3">India has the world’s lowest meat consumption per person</text:span></text:p>
        </text:list-item>
        <text:list-item>
          <text:p text:style-name="P6"><text:span text:style-name="T6">the entire western hemisphere of earth(</text:span><text:span text:style-name="T7">i</text:span><text:span text:style-name="T6">ndia) </text:span><text:span text:style-name="T2">has more population than </text:span><text:span text:style-name="T6">india (the entire western hemisphere of earth)</text:span></text:p>
        </text:list-item>
        <text:list-item>
          <text:p text:style-name="P6"><text:span text:style-name="T2">in indian it is </text:span><text:span text:style-name="T6">uncommon (common)</text:span><text:span text:style-name="T2"> to consume marijuana in milkshake form</text:span></text:p>
        </text:list-item>
      </text:list>
      <text:p text:style-name="P18"><text:s text:c="8"/><text:span text:style-name="T26">ISRAEL:</text:span></text:p>
      <text:p text:style-name="P19"/>
      <text:list xml:id="list181250924017021" text:continue-numbering="true" text:style-name="L1">
        <text:list-item>
          <text:p text:style-name="P10">Einstein was offered the presidency of Israel which he politely declined.</text:p>
        </text:list-item>
        <text:list-item>
          <text:p text:style-name="P11">Israel is so small, you can run through it from west to east in 2 hours and from top to bottom in 9 days.</text:p>
        </text:list-item>
        <text:list-item>
          <text:p text:style-name="P11">Every year, 1,000 letters arrive in Jerusalem, Israel, addressed to God. </text:p>
        </text:list-item>
        <text:list-item>
          <text:p text:style-name="P11">2,000-year-old seeds were discovered in 1963 inside an ancient jar in Israel. They were planted in 2005 and a tree that had been extinct for over 1800 years sprouted.</text:p>
        </text:list-item>
        <text:list-item>
          <text:p text:style-name="P11">Jerusalem, Israel, has been destroyed twice , besieged 23 times, attacked 52 times, captured and recaptured 44 times and it's one of the world's oldest cities.</text:p>
          <text:p text:style-name="P20"><text:span text:style-name="T4">LEFT-HANDED:</text:span></text:p>
        </text:list-item>
        <text:list-item>
          <text:p text:style-name="P21"><text:span text:style-name="T19">10% </text:span><text:span text:style-name="T18">of the world's population is </text:span><text:span text:style-name="T8">right</text:span><text:span text:style-name="T6">-handed</text:span><text:span text:style-name="T8">(</text:span><text:span text:style-name="T6">left-handed</text:span><text:span text:style-name="T8">)</text:span><text:span text:style-name="T6">.</text:span></text:p>
        </text:list-item>
        <text:list-item>
          <text:p text:style-name="P12">Every August 13<text:span text:style-name="T15">th</text:span> is celebrated "Left-Handers Day" since 1996.</text:p>
        </text:list-item>
        <text:list-item>
          <text:p text:style-name="P12"><text:span text:style-name="T2"><text:s/></text:span>More than 2,500 left-handed people are killed every year by using equipment meant for right-handed people.</text:p>
        </text:list-item>
        <text:list-item>
          <text:p text:style-name="P13">Left-handers peopled die 3 years <text:span text:style-name="T11">longer(</text:span><text:span text:style-name="T5">earlier</text:span><text:span text:style-name="T11">)</text:span>than right handed people</text:p>
        </text:list-item>
        <text:list-item>
          <text:p text:style-name="P12">Homosexuals are <text:s/>39% <text:s/>more likely to be left-handed.</text:p>
        </text:list-item>
        <text:list-item>
          <text:p text:style-name="P13">Left-handed people process things faster than righties while playing computer games or sports. </text:p>
          <text:p text:style-name="P17">POVERTY:</text:p>
        </text:list-item>
        <text:list-item>
          <text:p text:style-name="P15">20,000 children die worldwide every day due to poverty.</text:p>
        </text:list-item>
        <text:list-item>
          <text:p text:style-name="P15">Nearly 1 billion people will go to bed hungry tonight.</text:p>
        </text:list-item>
        <text:list-item>
          <text:p text:style-name="P15">80% of humanity lives on less than US$10 per day.</text:p>
        </text:list-item>
        <text:list-item>
          <text:p text:style-name="P14">If you earn more than US$21,000 a year, you are part of the richest 4% of the planet.</text:p>
        </text:list-item>
        <text:list-item>
          <text:p text:style-name="P16"><text:span text:style-name="T17">T</text:span>he poorest place in the U.S. is Allen, South Dakota, where 96% are Native American.</text:p>
        </text:list-item>
        <text:list-item>
          <text:p text:style-name="P24">In China,<text:span text:style-name="T11">people don’t live in caves anymore</text:span><text:span text:style-name="T5"> </text:span><text:span text:style-name="T11">(</text:span><text:span text:style-name="T5">over 35 million people still live in caves</text:span><text:span text:style-name="T11">)</text:span><text:span text:style-name="T5">.</text:span></text:p>
          <text:p text:style-name="P27">MEN:</text:p>
        </text:list-item>
        <text:list-item>
          <text:p text:style-name="P25">Men spend almost a year of their lives staring at women, a survey found.</text:p>
        </text:list-item>
        <text:list-item>
          <text:p text:style-name="P25"><text:span text:style-name="T17">I</text:span>n his lifetime, a man spends almost six months shaving. </text:p>
        </text:list-item>
        <text:list-item>
          <text:p text:style-name="P26">A man walks about 7% slower when with wives or girlfriends, and speeds up when with other men.</text:p>
        </text:list-item>
        <text:list-item>
          <text:p text:style-name="P26">Breast Cancer <text:s/>kills 450 men <text:s/>in the U.S. every year.</text:p>
        </text:list-item>
        <text:list-item>
          <text:p text:style-name="P25"><text:soft-page-break/><text:span text:style-name="T12">women(men)</text:span> are more likely to say "I love you" first than <text:span text:style-name="T12">men(</text:span><text:span text:style-name="T5">women</text:span><text:span text:style-name="T12">)</text:span> are, a study found.</text:p>
        </text:list-item>
        <text:list-item>
          <text:p text:style-name="P26">Men are 3 to 4 times more likely to attempt suicide and succeed than women.</text:p>
          <text:p text:style-name="P29"><text:span text:style-name="T25">WOMEN:</text:span></text:p>
        </text:list-item>
        <text:list-item>
          <text:p text:style-name="P31">A pregnant Iroquois woman would stop eating turtles so that her baby would not grow up clumsy on land, like a turtle.</text:p>
        </text:list-item>
        <text:list-item>
          <text:p text:style-name="P23">MEN SWEAT UP TO <text:s/>TWICE AS MUCH AS A WOMAN</text:p>
        </text:list-item>
        <text:list-item>
          <text:p text:style-name="P23"><text:span text:style-name="T30">men speak more than woman(</text:span>women speak about 20,000 words a da<text:span text:style-name="T30">y)</text:span></text:p>
        </text:list-item>
        <text:list-item>
          <text:p text:style-name="P30">in russia there are 9 million more women than men.</text:p>
        </text:list-item>
        <text:list-item>
          <text:p text:style-name="P30">40% of births in the U.S come from unmarried women</text:p>
          <text:p text:style-name="P28"/>
        </text:list-item>
      </text:list>
      <text:p text:style-name="P2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09:37:54.576765933</meta:creation-date>
    <dc:date>2016-08-03T18:12:41.326903361</dc:date>
    <meta:editing-duration>PT22M34S</meta:editing-duration>
    <meta:editing-cycles>5</meta:editing-cycles>
    <meta:generator>LibreOffice/5.1.2.2$Linux_X86_64 LibreOffice_project/10m0$Build-2</meta:generator>
    <meta:document-statistic meta:table-count="0" meta:image-count="0" meta:object-count="0" meta:page-count="2" meta:paragraph-count="51" meta:word-count="601" meta:character-count="3354" meta:non-whitespace-character-count="2828"/>
  </office:meta>
</office:document-meta>
</file>